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Standard"/>
      <text:p text:style-name="P2">Placera fönster</text:p>
      <text:p text:style-name="Standard">Som användare vill jag att ett varje nytt fönster jag öppnar placeras framför det senast öppnade samt lite förskjutet i förhållande till detta.</text:p>
      <text:p text:style-name="Standard"/>
      <text:p text:style-name="P2">Fokusera fönster</text:p>
      <text:p text:style-name="Standard">Som användare vill jag att det fönster jag klickar på ska visas överst så att jag kan se det ordentligt.</text:p>
      <text:p text:style-name="Standard"/>
      <text:p text:style-name="P2">Spela memory</text:p>
      <text:p text:style-name="Standard">Som användare vill jag kunna spela memory för att koppla av.</text:p>
      <text:p text:style-name="Standard"/>
      <text:p text:style-name="P2">Öppna RSS-läsare</text:p>
      <text:p text:style-name="Standard">Som användare vill jag ha tillgång till en RSS-läsare för att enkelt kunna hålla mig uppdaterad</text:p>
      <text:p text:style-name="Standard"/>
      <text:p text:style-name="P2">Visa bild i fönster</text:p>
      <text:p text:style-name="Standard">Som användare vill jag kunna välja en bild från bildvisaren och få den presenterad i ett nytt fönster istället för som bakgrundsbild.</text:p>
      <text:p text:style-name="Standard"/>
      <text:p text:style-name="P2">Ändra bakgrundsbild och visa bild i fönster</text:p>
      <text:p text:style-name="Standard">Som användare vill jag i bildvisaren dels kunna byta bakgrundsbild och eller dels kunna få en bild presenterad i ett nytt föns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10.75</meta:creation-date>
    <dc:date>2014-01-09T15:37:43.30</dc:date>
    <dc:creator>Lotta Onsö</dc:creator>
    <meta:editing-duration>PT11H44M9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1" meta:paragraph-count="13" meta:word-count="135" meta:character-count="802"/>
  </office:meta>
</office:document-meta>
</file>